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Malgun Gothic" svg:font-family="Malgun Gothic" style:font-family-generic="swiss" style:font-pitch="variable" svg:panose-1="2 11 5 3 2 0 0 2 0 4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flask</text:p>
      <text:p text:style-name="Normal">twilio</text:p>
      <text:p text:style-name="Normal">requests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Malgun Gothic" svg:font-family="Malgun Gothic" style:font-family-generic="swiss" style:font-pitch="variable" svg:panose-1="2 11 5 3 2 0 0 2 0 4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>
        <style:background-fill draw:fill="solid"/>
      </style:paragraph-properties>
      <style:text-properties style:font-name="Aptos" style:font-name-asian="Malgun Gothic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ko" style:country-asian="KR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Malgun Gothic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Malgun Gothic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Malgun Gothic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Malgun Gothic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Malgun Gothic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Malgun Gothic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Malgun Gothic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Malgun Gothic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Malgun Gothic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Malgun Gothic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Malgun Gothic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Malgun Gothic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Malgun Gothic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Malgun Gothic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Malgun Gothic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Malgun Gothic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Malgun Gothic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Malgun Gothic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Malgun Gothic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Malgun Gothic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Malgun Gothic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Malgun Gothic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Misook Joo</meta:initial-creator>
    <dc:creator>Misook Joo</dc:creator>
    <meta:creation-date>2025-06-29T14:55:00Z</meta:creation-date>
    <dc:date>2025-06-29T14:55:00Z</dc:date>
    <meta:template xlink:href="Normal" xlink:type="simple"/>
    <meta:editing-cycles>2</meta:editing-cycles>
    <meta:editing-duration>PT120S</meta:editing-duration>
    <meta:document-statistic meta:page-count="1" meta:paragraph-count="1" meta:word-count="3" meta:character-count="21" meta:row-count="1" meta:non-whitespace-character-count="19"/>
  </office:meta>
</office:document-meta>
</file>